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Arial" svg:font-family="Arial"/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1_3" style:family="text"/>
    <style:style style:name="T11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1_5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1_6" style:family="text"/>
    <style:style style:name="T11_7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1_8" style:family="text"/>
    <style:style style:name="T11_9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1_10" style:family="text"/>
    <style:style style:name="T11_1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1_12" style:family="text"/>
    <style:style style:name="T11_13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2" style:family="paragraph" style:parent-style-name="Heading_20_3">
      <style:paragraph-properties fo:margin-top="0.496cm" fo:margin-bottom="0.496cm"/>
    </style:style>
    <style:style style:name="T12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3" style:family="paragraph" style:parent-style-name="Normal">
      <style:paragraph-properties fo:margin-top="0.423cm"/>
    </style:style>
    <style:style style:name="T13_1" style:family="text"/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3" style:family="text"/>
    <style:style style:name="T14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4_5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5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7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9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1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11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1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13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1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15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1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17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1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19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2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21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2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23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2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25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2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27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2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29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3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1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3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3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3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5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3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7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3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39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40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41" style:family="text"/>
    <style:style style:name="T15_42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43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44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45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46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47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48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49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50" style:family="text"/>
    <style:style style:name="T15_5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52" style:family="text"/>
    <style:style style:name="T15_53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54" style:family="text"/>
    <style:style style:name="T15_55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56" style:family="text"/>
    <style:style style:name="T15_57" style:family="text"/>
    <style:style style:name="T15_58" style:family="text">
      <style:text-properties fo:color="#0000ee" fo:language="none" fo:language-asian="none" fo:language-complex="none" style:text-underline-style="solid" style:text-underline-color="font-color"/>
    </style:style>
    <style:style style:name="T15_59" style:family="text"/>
    <style:style style:name="T15_60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6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62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63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64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65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66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67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68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69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70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7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72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73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74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75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76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77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78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79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80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8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82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83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84" style:family="text">
      <style:text-properties style:font-name="Arial" fo:font-size="10pt" style:font-name-asian="Arial" style:font-size-asian="10pt" style:font-name-complex="Arial" style:font-size-complex="10pt" fo:language="none" fo:language-asian="none" fo:language-complex="none"/>
    </style:style>
    <style:style style:name="T15_85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86" style:family="text"/>
    <style:style style:name="T15_87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88" style:family="text"/>
    <style:style style:name="T15_89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90" style:family="text"/>
    <style:style style:name="T15_9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92" style:family="text"/>
    <style:style style:name="T15_93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5_94" style:family="text"/>
    <style:style style:name="P16" style:family="paragraph" style:parent-style-name="Normal">
      <style:paragraph-properties fo:margin-top="0.423cm"/>
    </style:style>
    <style:style style:name="T16_1" style:family="text"/>
    <style:style style:name="T16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6_3" style:family="text"/>
    <style:style style:name="T16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6_5" style:family="text"/>
    <style:style style:name="P17" style:family="paragraph" style:parent-style-name="Heading_20_3">
      <style:paragraph-properties fo:margin-top="0.496cm" fo:margin-bottom="0.496cm"/>
    </style:style>
    <style:style style:name="T1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8" style:family="paragraph" style:parent-style-name="Normal">
      <style:paragraph-properties fo:margin-top="0.423cm"/>
    </style:style>
    <style:style style:name="T18_1" style:family="text"/>
    <style:style style:name="P19" style:family="paragraph" style:parent-style-name="Normal">
      <style:paragraph-properties fo:margin-top="0.423cm"/>
    </style:style>
    <style:style style:name="T19_1" style:family="text"/>
    <style:style style:name="T19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3" style:family="text"/>
    <style:style style:name="T19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5" style:family="text"/>
    <style:style style:name="T19_6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7" style:family="text"/>
    <style:style style:name="T19_8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19_9" style:family="text"/>
    <style:style style:name="T19_10" style:family="text"/>
    <style:style style:name="T19_11" style:family="text">
      <style:text-properties fo:color="#0000ee" fo:language="none" fo:language-asian="none" fo:language-complex="none" style:text-underline-style="solid" style:text-underline-color="font-color"/>
    </style:style>
    <style:style style:name="T19_12" style:family="text"/>
    <style:style style:name="P20" style:family="paragraph" style:parent-style-name="Heading_20_2">
      <style:paragraph-properties fo:margin-top="0.527cm" fo:margin-bottom="0.527cm"/>
    </style:style>
    <style:style style:name="T20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1" style:family="paragraph" style:parent-style-name="Normal">
      <style:paragraph-properties fo:margin-top="0.423cm"/>
    </style:style>
    <style:style style:name="T21_1" style:family="text"/>
    <style:style style:name="P22" style:family="paragraph" style:parent-style-name="Normal">
      <style:paragraph-properties fo:margin-top="0.423cm" fo:margin-bottom="0.423cm"/>
    </style:style>
    <style:style style:name="T22_1" style:family="text"/>
  </office:automatic-styles>
  <office:body>
    <office:text>
      <text:h text:style-name="P1" text:outline-level="1"><text:span text:style-name="T1_1">Configuring<text:s/>SSL<text:s/>with<text:s/>Apache<text:s/>and<text:s/>Let's<text:s/>Encrypt<text:s/>(Part<text:s/>2<text:s/>-<text:s/>Manual<text:s/>Apache<text:s/>Configuration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7-10-20<text:s/>21:03:16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In<text:s/>the<text:s/>first<text:s/>part<text:s/>of<text:s/>"Configuring<text:s/>SSL<text:s/>with<text:s/>Apache<text:s/>and<text:s/>Let's<text:s/>Encrypt",<text:s/>we<text:s/>discussed<text:s/>why<text:s/>you<text:s/>should<text:s/>be<text:s/>offering<text:s/>HTTPS<text:s/>connections<text:s/>to<text:s/>your<text:s/>site,<text:s/>and<text:s/>how<text:s/>to<text:s/>get<text:s/>a<text:s/>free<text:s/>certificate<text:s/>from<text:s/>Let's<text:s/>Encrypt.<text:s/>That<text:s/>tutorial<text:s/>shows<text:s/>commands<text:s/>that<text:s/>use<text:s/>CertBot<text:s/>to<text:s/>automatically<text:s/>configure<text:s/>your<text:s/>Apache<text:s/>web<text:s/>server<text:s/>with<text:s/>the<text:s/>new<text:s/>certificate.</text:span></text:p>
      <text:p text:style-name="P8"><text:span text:style-name="T8_1">However,<text:s/>if<text:s/>you're<text:s/>like<text:s/>me<text:s/>you<text:s/>may<text:s/>want<text:s/>some<text:s/>more<text:s/>fine-tuned<text:s/>control<text:s/>over<text:s/>how<text:s/>your<text:s/>web<text:s/>server<text:s/>is<text:s/>configured.<text:s/>We<text:s/>can<text:s/>use<text:s/>CertBot<text:s/>to<text:s/>just<text:s/>retrieve<text:s/>a<text:s/>certificate<text:s/>for<text:s/>us<text:s/>and<text:s/>set<text:s/>up<text:s/>Apache<text:s/>virtual<text:s/>hosts<text:s/>by<text:s/>hand.<text:s/>You<text:s/>can<text:s/>even<text:s/>force<text:s/>connections<text:s/>to<text:s/>your<text:s/>site<text:s/>to<text:s/>use<text:s/>HTTPS<text:s/>all<text:s/>the<text:s/>time.<text:s/></text:span></text:p>
      <text:h text:style-name="P9" text:outline-level="2"><text:span text:style-name="T9_1">Configuring<text:s/>HTTPS<text:s/>with<text:s/>Apache<text:s/>By<text:s/>Hand</text:span></text:h>
      <text:h text:style-name="P10" text:outline-level="3"><text:span text:style-name="T10_1">Finding<text:s/>your<text:s/>Let's<text:s/>Encrypt<text:s/>certificates</text:span></text:h>
      <text:p text:style-name="P11"><text:span text:style-name="T11_1">In<text:s/>the<text:s/>case<text:s/>you<text:s/>want<text:s/>to<text:s/>hand-configure<text:s/>your<text:s/>server,<text:s/>you<text:s/>can<text:s/>ask<text:s/>CertBot<text:s/>to<text:s/>just<text:s/>fetch<text:s/>the<text:s/>certificates<text:s/>and<text:s/>leave<text:s/>Apache<text:s/>alone<text:s/>with:<text:s/></text:span><text:span text:style-name="T11_2">sudo<text:s/>certbot<text:s/>--apache<text:s/>certonly</text:span><text:span text:style-name="T11_3"><text:s/>This<text:s/>will<text:s/>create<text:s/>a<text:s/>folder<text:s/>containing<text:s/>the<text:s/>files<text:s/>you'll<text:s/>need<text:s/>for<text:s/>that<text:s/>domain.<text:s/>You'll<text:s/>need<text:s/>these<text:s/>two<text:s/>files:<text:s/></text:span><text:span text:style-name="T11_4">/etc/letsencrypt/live/mydomain/fullchain.pem<text:s/>/etc/letsencrypt/live/mydomain/privkey.pem<text:s/></text:span><text:span text:style-name="T11_5">fullchain.pem</text:span><text:span text:style-name="T11_6"><text:s/>is<text:s/>the<text:s/>certificate<text:s/>itself,<text:s/>and<text:s/></text:span><text:span text:style-name="T11_7">privkey.pem</text:span><text:span text:style-name="T11_8"><text:s/>is<text:s/>the<text:s/>certificate's<text:s/>private<text:s/>key.<text:s/>Make<text:s/>sure<text:s/>you<text:s/>keep<text:s/>these<text:s/>safe,<text:s/>especially<text:s/>the<text:s/>private<text:s/>key!<text:s/>You<text:s/>can<text:s/>then<text:s/>copy<text:s/>these<text:s/>two<text:s/>files<text:s/>to<text:s/>their<text:s/>respective<text:s/>directories<text:s/>in<text:s/></text:span><text:span text:style-name="T11_9">/etc/ssl</text:span><text:span text:style-name="T11_10">.<text:s/>If<text:s/>you<text:s/>want,<text:s/>you<text:s/>can<text:s/>change<text:s/>the<text:s/>file<text:s/>names.<text:s/>I<text:s/>like<text:s/>to<text:s/>name<text:s/>mine<text:s/>with<text:s/>the<text:s/>site<text:s/>and<text:s/>use<text:s/></text:span><text:span text:style-name="T11_11">.crt/.key</text:span><text:span text:style-name="T11_12"><text:s/>for<text:s/>the<text:s/>file<text:s/>extensions:<text:s/></text:span><text:span text:style-name="T11_13">sudo<text:s/>cp<text:s/>fullchain.pem<text:s/>/etc/ssl/certs/mydomain.crt<text:s/>sudo<text:s/>cp<text:s/>privkey.pem<text:s/>/etc/ssl/private/mydomain.key<text:s/></text:span></text:p>
      <text:h text:style-name="P12" text:outline-level="3"><text:span text:style-name="T12_1">Setting<text:s/>up<text:s/>Apache<text:s/>Virtual<text:s/>Hosts<text:s/>with<text:s/>SSL</text:span></text:h>
      <text:p text:style-name="P13"><text:span text:style-name="T13_1">The<text:s/>next<text:s/>step<text:s/>is<text:s/>to<text:s/>set<text:s/>up<text:s/>Apache<text:s/>virtual<text:s/>hosts<text:s/>to<text:s/>use<text:s/>our<text:s/>certificate.<text:s/>Virtual<text:s/>hosts<text:s/>are<text:s/>a<text:s/>great<text:s/>tool<text:s/>that<text:s/>allow<text:s/>you<text:s/>to<text:s/>manage<text:s/>multiple<text:s/>websites<text:s/>(with<text:s/>multiple<text:s/>domains)<text:s/>on<text:s/>one<text:s/>web<text:s/>server.<text:s/>They<text:s/>also<text:s/>allow<text:s/>you<text:s/>to<text:s/>configure<text:s/>things<text:s/>like<text:s/>which<text:s/>SSL<text:s/>certificates<text:s/>to<text:s/>use<text:s/>and<text:s/>which<text:s/>folders<text:s/>to<text:s/>serve<text:s/>for<text:s/>your<text:s/>site,<text:s/>so<text:s/>it<text:s/>is<text:s/>valuable<text:s/>to<text:s/>learn<text:s/>how<text:s/>they<text:s/>work.</text:span></text:p>
      <text:p text:style-name="P14"><text:span text:style-name="T14_1">Your<text:s/>Apache<text:s/>SSL<text:s/>virtual<text:s/>hosts<text:s/>files<text:s/>will<text:s/>most<text:s/>likely<text:s/>be<text:s/>in<text:s/>the<text:s/></text:span><text:span text:style-name="T14_2">/etc/apache2/sites-available</text:span><text:span text:style-name="T14_3"><text:s/>directory.<text:s/>For<text:s/>my<text:s/>version<text:s/>of<text:s/>Apache,<text:s/>the<text:s/>SSL<text:s/>vhosts<text:s/>file<text:s/>is<text:s/>called<text:s/></text:span><text:span text:style-name="T14_4">default-ssl.conf</text:span><text:span text:style-name="T14_5">.<text:s/></text:span></text:p>
      <text:p text:style-name="P15"><text:span text:style-name="T15_1">Let's<text:s/>take<text:s/>a<text:s/>look<text:s/>at<text:s/>what<text:s/>a<text:s/>basic<text:s/>SSL-configured<text:s/>virtual<text:s/>host<text:s/>definition<text:s/>looks<text:s/>like:<text:s/></text:span><text:span text:style-name="T15_2">&lt;IfModule<text:s/>mod_ssl.c&gt;<text:s/></text:span><text:span text:style-name="T15_3"> </text:span><text:span text:style-name="T15_4">&lt;VirtualHost<text:s/>*:443&gt;<text:s/></text:span><text:span text:style-name="T15_5">  </text:span><text:span text:style-name="T15_6">ServerAdmin<text:s/>you@yoursite.net<text:s/></text:span><text:span text:style-name="T15_7">  </text:span><text:span text:style-name="T15_8">DocumentRoot<text:s/>/var/www/html/yoursite<text:s/></text:span><text:span text:style-name="T15_9">  </text:span><text:span text:style-name="T15_10">ServerName<text:s/>yoursite.net<text:s/></text:span><text:span text:style-name="T15_11">  </text:span><text:span text:style-name="T15_12">ServerAlias<text:s/>www.yoursite.net<text:s/></text:span><text:span text:style-name="T15_13">  </text:span><text:span text:style-name="T15_14">SSLEngine<text:s/>on<text:s/></text:span><text:span text:style-name="T15_15">  </text:span><text:span text:style-name="T15_16">SSLCertificateFile<text:s/>/etc/ssl/certs/yoursite.crt<text:s/></text:span><text:span text:style-name="T15_17">  </text:span><text:span text:style-name="T15_18">SSLCertificateKeyFile<text:s/>/etc/ssl/private/yoursite.key<text:s/></text:span><text:span text:style-name="T15_19">  </text:span><text:span text:style-name="T15_20">&lt;FilesMatch<text:s/>"\.(cgi|shtml|phtml|php)$"&gt;<text:s/></text:span><text:span text:style-name="T15_21">    </text:span><text:span text:style-name="T15_22">SSLOptions<text:s/>+StdEnvVars<text:s/></text:span><text:span text:style-name="T15_23">  </text:span><text:span text:style-name="T15_24">&lt;/FilesMatch&gt;<text:s/></text:span><text:span text:style-name="T15_25">  </text:span><text:span text:style-name="T15_26">&lt;Directory<text:s/>/usr/lib/cgi-bin&gt;<text:s/></text:span><text:span text:style-name="T15_27">    </text:span><text:span text:style-name="T15_28">SSLOptions<text:s/>+StdEnvVars<text:s/></text:span><text:span text:style-name="T15_29">  </text:span><text:span text:style-name="T15_30">&lt;/Directory&gt;<text:s/></text:span><text:span text:style-name="T15_31">  </text:span><text:span text:style-name="T15_32">BrowserMatch<text:s/>"MSIE<text:s/>[2-6]"<text:s/>\<text:s/></text:span><text:span text:style-name="T15_33">    </text:span><text:span text:style-name="T15_34">nokeepalive<text:s/>ssl-unclean-shutdown<text:s/>\<text:s/></text:span><text:span text:style-name="T15_35">    </text:span><text:span text:style-name="T15_36">downgrade-1.0<text:s/>force-response-1.0<text:s/></text:span><text:span text:style-name="T15_37">  </text:span><text:span text:style-name="T15_38">BrowserMatch<text:s/>"MSIE<text:s/>[17-9]"<text:s/>ssl-unclean-shutdown<text:s/></text:span><text:span text:style-name="T15_39"> </text:span><text:span text:style-name="T15_40">&lt;/VirtualHost&gt;<text:s/>&lt;/IfModule&gt;<text:s/></text:span><text:span text:style-name="T15_41">Let's<text:s/>break<text:s/>down<text:s/>what<text:s/>this<text:s/>all<text:s/>means,<text:s/>especially<text:s/>the<text:s/>SSL<text:s/>part.<text:s/></text:span><text:span text:style-name="T15_42">  </text:span><text:span text:style-name="T15_43">ServerAdmin<text:s/>you@yoursite.net<text:s/></text:span><text:span text:style-name="T15_44">  </text:span><text:span text:style-name="T15_45">DocumentRoot<text:s/>/var/www/html/yoursite<text:s/></text:span><text:span text:style-name="T15_46">  </text:span><text:span text:style-name="T15_47">ServerName<text:s/>yoursite.net<text:s/></text:span><text:span text:style-name="T15_48">  </text:span><text:span text:style-name="T15_49">ServerAlias<text:s/>www.yoursite.net<text:s/></text:span><text:span text:style-name="T15_50">This<text:s/>first<text:s/>block<text:s/>of<text:s/>information<text:s/>is<text:s/>the<text:s/>same<text:s/>as<text:s/>a<text:s/>virtual<text:s/>host<text:s/>for<text:s/>plain<text:s/>HTTP.<text:s/>This<text:s/>information<text:s/>tells<text:s/>apache<text:s/>what<text:s/>to<text:s/>do<text:s/>if<text:s/>someone<text:s/>comes<text:s/>to<text:s/>your<text:s/>web<text:s/>server<text:s/>from<text:s/>the<text:s/>domain<text:s/>name<text:s/></text:span><text:span text:style-name="T15_51">yoursite.net</text:span><text:span text:style-name="T15_52">.<text:s/>If<text:s/>a<text:s/>client<text:s/>makes<text:s/>a<text:s/>request,<text:s/>Apache<text:s/>will<text:s/>serve<text:s/>files<text:s/>starting<text:s/>at<text:s/>the<text:s/>document<text:s/>root<text:s/></text:span><text:span text:style-name="T15_53">/var/www/html/yoursite</text:span><text:span text:style-name="T15_54">.<text:s/>All<text:s/>of<text:s/>the<text:s/>files<text:s/>your<text:s/>site<text:s/>will<text:s/>serve<text:s/>should<text:s/>be<text:s/>contained<text:s/>in<text:s/>that<text:s/>folder.<text:s/>The<text:s/></text:span><text:span text:style-name="T15_55">ServerAdmin</text:span><text:span text:style-name="T15_56"><text:s/>bit<text:s/>tells<text:s/>someone<text:s/>who<text:s/>they<text:s/>can<text:s/>contact<text:s/>if<text:s/>something<text:s/>is<text:s/>wrong.<text:s/>According<text:s/>to<text:s/></text:span><text:span text:style-name="T15_57"><text:a xlink:type="simple" xlink:href="https://stackoverflow.com/questions/21798272/benefits-of-serveradmin-directive-in-apache2"><text:span text:style-name="T15_58">this<text:s/>Stack<text:s/>Overflow<text:s/>question</text:span></text:a></text:span><text:span text:style-name="T15_59"><text:s/>though,<text:s/>that<text:s/>feature<text:s/>is<text:s/>deprecated<text:s/>so<text:s/>you<text:s/>may<text:s/>want<text:s/>to<text:s/>omit<text:s/>it.<text:s/></text:span><text:span text:style-name="T15_60">  </text:span><text:span text:style-name="T15_61">SSLEngine<text:s/>on<text:s/></text:span><text:span text:style-name="T15_62">  </text:span><text:span text:style-name="T15_63">SSLCertificateFile<text:s/>/etc/ssl/certs/yoursite.crt<text:s/></text:span><text:span text:style-name="T15_64">  </text:span><text:span text:style-name="T15_65">SSLCertificateKeyFile<text:s/>/etc/ssl/private/yoursite.key<text:s/></text:span><text:span text:style-name="T15_66">  </text:span><text:span text:style-name="T15_67">&lt;FilesMatch<text:s/>"\.(cgi|shtml|phtml|php)$"&gt;<text:s/></text:span><text:span text:style-name="T15_68">    </text:span><text:span text:style-name="T15_69">SSLOptions<text:s/>+StdEnvVars<text:s/></text:span><text:span text:style-name="T15_70">  </text:span><text:span text:style-name="T15_71">&lt;/FilesMatch&gt;<text:s/></text:span><text:span text:style-name="T15_72">  </text:span><text:span text:style-name="T15_73">&lt;Directory<text:s/>/usr/lib/cgi-bin&gt;<text:s/></text:span><text:span text:style-name="T15_74">    </text:span><text:span text:style-name="T15_75">SSLOptions<text:s/>+StdEnvVars<text:s/></text:span><text:span text:style-name="T15_76">  </text:span><text:span text:style-name="T15_77">&lt;/Directory&gt;<text:s/></text:span><text:span text:style-name="T15_78">  </text:span><text:span text:style-name="T15_79">BrowserMatch<text:s/>"MSIE<text:s/>[2-6]"<text:s/>\<text:s/></text:span><text:span text:style-name="T15_80">    </text:span><text:span text:style-name="T15_81">nokeepalive<text:s/>ssl-unclean-shutdown<text:s/>\<text:s/></text:span><text:span text:style-name="T15_82">    </text:span><text:span text:style-name="T15_83">downgrade-1.0<text:s/>force-response-1.0<text:s/></text:span><text:span text:style-name="T15_84">  </text:span><text:span text:style-name="T15_85">BrowserMatch<text:s/>"MSIE<text:s/>[17-9]"<text:s/>ssl-unclean-shutdown<text:s/></text:span><text:span text:style-name="T15_86">This<text:s/>second<text:s/>block<text:s/>of<text:s/>code<text:s/>starts<text:s/>the<text:s/>configuration<text:s/>of<text:s/>SSL.<text:s/>It<text:s/>tells<text:s/>Apache<text:s/>that<text:s/>connections<text:s/>to<text:s/>this<text:s/>site<text:s/>via<text:s/>HTTPS<text:s/>can<text:s/>be<text:s/>accepted,<text:s/>and<text:s/>includes<text:s/>some<text:s/>information<text:s/>about<text:s/>what<text:s/>to<text:s/>do<text:s/>with<text:s/>certain<text:s/>browsers<text:s/>and<text:s/>CGI<text:s/>requests.<text:s/>You<text:s/>can<text:s/>safely<text:s/>leave<text:s/>the<text:s/>bottom<text:s/>portion<text:s/>alone;<text:s/>it<text:s/>is<text:s/>included<text:s/>by<text:s/>default<text:s/>and<text:s/>I've<text:s/>not<text:s/>found<text:s/>a<text:s/>reason<text:s/>in<text:s/>my<text:s/>experience<text:s/>to<text:s/>touch<text:s/>it.<text:s/>The<text:s/>more<text:s/>important<text:s/>piece<text:s/>you'll<text:s/>need<text:s/>to<text:s/>edit<text:s/>is<text:s/>the<text:s/>section<text:s/>containing<text:s/></text:span><text:span text:style-name="T15_87">SSLCertificateFile</text:span><text:span text:style-name="T15_88"><text:s/>and<text:s/></text:span><text:span text:style-name="T15_89">SSLCertificateKeyFile</text:span><text:span text:style-name="T15_90">.<text:s/>Make<text:s/>sure<text:s/>that<text:s/>those<text:s/>paths<text:s/>match<text:s/>up<text:s/>to<text:s/>the<text:s/>files<text:s/>you<text:s/>copied<text:s/>to<text:s/></text:span><text:span text:style-name="T15_91">/etc/ssl/certs</text:span><text:span text:style-name="T15_92"><text:s/>and<text:s/></text:span><text:span text:style-name="T15_93">/etc/ssl/private</text:span><text:span text:style-name="T15_94">.<text:s/>Those<text:s/>directives<text:s/>tell<text:s/>Apache<text:s/>what<text:s/>certificate<text:s/>file<text:s/>to<text:s/>use<text:s/>for<text:s/>incoming<text:s/>SSL<text:s/>connections,<text:s/>and<text:s/>the<text:s/>private<text:s/>key<text:s/>that<text:s/>will<text:s/>be<text:s/>used<text:s/>to<text:s/>decrypt<text:s/>data<text:s/>sent<text:s/>by<text:s/>the<text:s/>client.<text:s/></text:span></text:p>
      <text:p text:style-name="P16"><text:span text:style-name="T16_1">Once<text:s/>you've<text:s/>got<text:s/>that<text:s/>file<text:s/>correctly<text:s/>edited,<text:s/>you<text:s/>can<text:s/>restart<text:s/>Apache<text:s/>using<text:s/>the<text:s/>command<text:s/></text:span><text:span text:style-name="T16_2">sudo<text:s/>service<text:s/>apache2<text:s/>restart</text:span><text:span text:style-name="T16_3">.<text:s/>If<text:s/>you<text:s/>get<text:s/>an<text:s/>error<text:s/>here,<text:s/>there<text:s/>is<text:s/>most<text:s/>likely<text:s/>a<text:s/>syntax<text:s/>problem<text:s/>in<text:s/>the<text:s/></text:span><text:span text:style-name="T16_4">default-ssl.conf</text:span><text:span text:style-name="T16_5"><text:s/>file<text:s/>that<text:s/>you<text:s/>just<text:s/>edited.</text:span></text:p>
      <text:h text:style-name="P17" text:outline-level="3"><text:span text:style-name="T17_1">Forcing<text:s/>HTTPS<text:s/>connections</text:span></text:h>
      <text:p text:style-name="P18"><text:span text:style-name="T18_1">Now<text:s/>that<text:s/>you've<text:s/>got<text:s/>a<text:s/>shiny,<text:s/>new,<text:s/>CA-signed<text:s/>SSL<text:s/>certificate<text:s/>configured<text:s/>for<text:s/>Apache,<text:s/>you<text:s/>may<text:s/>want<text:s/>to<text:s/>do<text:s/>away<text:s/>with<text:s/>HTTP<text:s/>connections<text:s/>altogether.<text:s/>Fortunately,<text:s/>Apache<text:s/>makes<text:s/>this<text:s/>fairly<text:s/>simple,<text:s/>again<text:s/>with<text:s/>the<text:s/>use<text:s/>of<text:s/>virtual<text:s/>hosts.</text:span></text:p>
      <text:p text:style-name="P19"><text:span text:style-name="T19_1">This<text:s/>time,<text:s/>you'll<text:s/>be<text:s/>editing<text:s/>the<text:s/>HTTP<text:s/>vhosts<text:s/>file.<text:s/>In<text:s/></text:span><text:span text:style-name="T19_2">/etc/apache2/sites-available</text:span><text:span text:style-name="T19_3">,<text:s/>my<text:s/>version<text:s/>of<text:s/>Apache<text:s/>has<text:s/>a<text:s/>file<text:s/>called<text:s/></text:span><text:span text:style-name="T19_4">000-default.conf</text:span><text:span text:style-name="T19_5">.<text:s/>Open<text:s/>this<text:s/>up<text:s/>in<text:s/>your<text:s/>favorite<text:s/>text<text:s/>editor,<text:s/>and<text:s/>add<text:s/>the<text:s/>following<text:s/>to<text:s/>each<text:s/>virtual<text:s/>host<text:s/>you<text:s/>want<text:s/>to<text:s/>force<text:s/>HTTPS<text:s/>with:<text:s/></text:span><text:span text:style-name="T19_6">Redirect<text:s/>/<text:s/>https://mysite.net<text:s/></text:span><text:span text:style-name="T19_7">This<text:s/>directive<text:s/>tells<text:s/>apache<text:s/>to<text:s/>redirect<text:s/>any<text:s/>plain<text:s/>text<text:s/>connection<text:s/>to<text:s/>the<text:s/>document<text:s/>root<text:s/>of<text:s/>that<text:s/>site<text:s/>to<text:s/>redirect<text:s/>to<text:s/>the<text:s/>document<text:s/>root<text:s/>of<text:s/>your<text:s/>site<text:s/>with<text:s/>HTTPS.<text:s/>One<text:s/>thing<text:s/>I've<text:s/>noticed<text:s/>is<text:s/>that<text:s/>this<text:s/>can<text:s/>cause<text:s/>issues<text:s/>with<text:s/>HTTP<text:s/>links<text:s/>to<text:s/>subdirectories<text:s/>like<text:s/></text:span><text:span text:style-name="T19_8">http://mysite.net/subdir</text:span><text:span text:style-name="T19_9">,<text:s/>so<text:s/>you'll<text:s/>want<text:s/>to<text:s/>update<text:s/>any<text:s/>links<text:s/>in<text:s/>your<text:s/>site<text:s/>to<text:s/>use<text:s/>HTTPS<text:s/>as<text:s/>well.<text:s/>Other<text:s/>solutions<text:s/>include<text:s/>using<text:s/>the<text:s/>rewrite<text:s/>engine,<text:s/>but<text:s/>Apache<text:s/></text:span><text:span text:style-name="T19_10"><text:a xlink:type="simple" xlink:href="http://httpd.apache.org/docs/2.2/rewrite/avoid.html"><text:span text:style-name="T19_11">discourages<text:s/>doing<text:s/>so</text:span></text:a></text:span><text:span text:style-name="T19_12"><text:s/>for<text:s/>this<text:s/>use<text:s/>case.<text:s/></text:span></text:p>
      <text:h text:style-name="P20" text:outline-level="2"><text:span text:style-name="T20_1">Configuring<text:s/>Securely<text:s/>Encrypted<text:s/>Connections<text:s/>to<text:s/>Your<text:s/>Web<text:s/>Server</text:span></text:h>
      <text:p text:style-name="P21"><text:span text:style-name="T21_1">It's<text:s/>now<text:s/>easy<text:s/>and<text:s/>free<text:s/>to<text:s/>get<text:s/>a<text:s/>CA-signed<text:s/>SSL<text:s/>certificate<text:s/>thanks<text:s/>to<text:s/>Let's<text:s/>Encrypt<text:s/>and<text:s/>CertBot.<text:s/>Combined<text:s/>with<text:s/>the<text:s/>highly<text:s/>configurable<text:s/>Apache<text:s/>web<text:s/>server,<text:s/>it's<text:s/>fairly<text:s/>straightforward<text:s/>to<text:s/>get<text:s/>your<text:s/>websites<text:s/>tuned<text:s/>up<text:s/>to<text:s/>use<text:s/>HTTPS<text:s/>with<text:s/>your<text:s/>desired<text:s/>site<text:s/>setup<text:s/>in<text:s/>mind.</text:span></text:p>
      <text:p text:style-name="P22"><text:span text:style-name="T22_1">Using<text:s/>secure<text:s/>connections<text:s/>is<text:s/>a<text:s/>great<text:s/>way<text:s/>to<text:s/>provide<text:s/>your<text:s/>users<text:s/>with<text:s/>increased<text:s/>security<text:s/>and<text:s/>privacy,<text:s/>preventing<text:s/>man-in-the-middle<text:s/>attackers<text:s/>from<text:s/>getting<text:s/>their<text:s/>sensitive<text:s/>information<text:s/>or<text:s/>interfering<text:s/>with<text:s/>the<text:s/>content<text:s/>you<text:s/>provide.<text:s/>Happy<text:s/>encrypting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Arial" svg:font-family="Arial"/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Configuring SSL with Apache and Let's Encrypt (Part 2 - Manual Apache Configuration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